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paragraph-rsid="0006c57b"/>
    </style:style>
    <style:style style:name="P2" style:family="paragraph" style:parent-style-name="Standard">
      <style:text-properties fo:language="en" fo:country="US" officeooo:rsid="00066f4d"/>
    </style:style>
    <style:style style:name="P3" style:family="paragraph" style:parent-style-name="Standard">
      <style:text-properties fo:language="en" fo:country="US" officeooo:rsid="00066f4d" officeooo:paragraph-rsid="00066f4d"/>
    </style:style>
    <style:style style:name="P4" style:family="paragraph" style:parent-style-name="Standard">
      <style:text-properties fo:language="en" fo:country="US" officeooo:rsid="0006c574" officeooo:paragraph-rsid="0006c574"/>
    </style:style>
    <style:style style:name="P5" style:family="paragraph" style:parent-style-name="Standard">
      <style:text-properties fo:language="en" fo:country="US" officeooo:rsid="0006c574" officeooo:paragraph-rsid="00066f4d"/>
    </style:style>
    <style:style style:name="P6" style:family="paragraph" style:parent-style-name="Standard">
      <style:text-properties fo:language="en" fo:country="US" officeooo:rsid="0006c574" officeooo:paragraph-rsid="0018541f"/>
    </style:style>
    <style:style style:name="P7" style:family="paragraph" style:parent-style-name="Standard">
      <style:text-properties fo:language="en" fo:country="US" officeooo:rsid="0006c57b" officeooo:paragraph-rsid="0006c57b"/>
    </style:style>
    <style:style style:name="P8" style:family="paragraph" style:parent-style-name="Standard">
      <style:text-properties fo:language="en" fo:country="US" officeooo:rsid="0006c57b" officeooo:paragraph-rsid="0006c574"/>
    </style:style>
    <style:style style:name="P9" style:family="paragraph" style:parent-style-name="Standard">
      <style:text-properties fo:language="en" fo:country="US" officeooo:rsid="00075fe6" officeooo:paragraph-rsid="00075fe6"/>
    </style:style>
    <style:style style:name="P10" style:family="paragraph" style:parent-style-name="Standard">
      <style:text-properties fo:language="en" fo:country="US" officeooo:rsid="00075fe6" officeooo:paragraph-rsid="000d8314"/>
    </style:style>
    <style:style style:name="P11" style:family="paragraph" style:parent-style-name="Standard">
      <style:text-properties fo:language="en" fo:country="US" officeooo:rsid="00075fe6" officeooo:paragraph-rsid="001960de"/>
    </style:style>
    <style:style style:name="P12" style:family="paragraph" style:parent-style-name="Standard">
      <style:text-properties fo:language="en" fo:country="US" officeooo:rsid="0007c83f" officeooo:paragraph-rsid="0007c83f"/>
    </style:style>
    <style:style style:name="P13" style:family="paragraph" style:parent-style-name="Standard">
      <style:text-properties fo:language="en" fo:country="US" officeooo:rsid="0007c83f" officeooo:paragraph-rsid="000d8314"/>
    </style:style>
    <style:style style:name="P14" style:family="paragraph" style:parent-style-name="Standard">
      <style:text-properties fo:language="en" fo:country="US" officeooo:rsid="0007c83f" officeooo:paragraph-rsid="0015f671"/>
    </style:style>
    <style:style style:name="P15" style:family="paragraph" style:parent-style-name="Standard">
      <style:text-properties fo:language="en" fo:country="US" officeooo:rsid="00095dd5" officeooo:paragraph-rsid="00095dd5"/>
    </style:style>
    <style:style style:name="P16" style:family="paragraph" style:parent-style-name="Standard">
      <style:text-properties fo:language="en" fo:country="US" officeooo:rsid="00095dd5" officeooo:paragraph-rsid="000a5853"/>
    </style:style>
    <style:style style:name="P17" style:family="paragraph" style:parent-style-name="Standard">
      <style:text-properties fo:language="en" fo:country="US" officeooo:rsid="00095dd5" officeooo:paragraph-rsid="000bd90d"/>
    </style:style>
    <style:style style:name="P18" style:family="paragraph" style:parent-style-name="Standard">
      <style:text-properties fo:language="en" fo:country="US" officeooo:rsid="00095dd5" officeooo:paragraph-rsid="001354cc"/>
    </style:style>
    <style:style style:name="P19" style:family="paragraph" style:parent-style-name="Standard">
      <style:text-properties fo:language="en" fo:country="US" officeooo:rsid="00095dd5" officeooo:paragraph-rsid="001410ca"/>
    </style:style>
    <style:style style:name="P20" style:family="paragraph" style:parent-style-name="Standard">
      <style:text-properties fo:language="en" fo:country="US" officeooo:rsid="00095dd5" officeooo:paragraph-rsid="00153633"/>
    </style:style>
    <style:style style:name="P21" style:family="paragraph" style:parent-style-name="Standard">
      <style:text-properties fo:language="en" fo:country="US" officeooo:rsid="00095dd5" officeooo:paragraph-rsid="0019f904"/>
    </style:style>
    <style:style style:name="P22" style:family="paragraph" style:parent-style-name="Standard">
      <style:text-properties fo:language="en" fo:country="US" fo:font-weight="normal" officeooo:rsid="00066f4d" style:font-weight-asian="normal" style:font-weight-complex="normal"/>
    </style:style>
    <style:style style:name="P23" style:family="paragraph" style:parent-style-name="Standard">
      <style:text-properties fo:language="en" fo:country="US" fo:font-weight="normal" officeooo:rsid="0018541f" officeooo:paragraph-rsid="0018541f" style:font-weight-asian="normal" style:font-weight-complex="normal"/>
    </style:style>
    <style:style style:name="P24" style:family="paragraph" style:parent-style-name="Standard">
      <style:text-properties fo:language="en" fo:country="US" fo:font-weight="normal" officeooo:rsid="001354cc" officeooo:paragraph-rsid="001960de" style:font-weight-asian="normal" style:font-weight-complex="normal"/>
    </style:style>
    <style:style style:name="P25" style:family="paragraph" style:parent-style-name="Standard">
      <style:text-properties fo:language="en" fo:country="US" officeooo:rsid="00101f24" officeooo:paragraph-rsid="0015f671"/>
    </style:style>
    <style:style style:name="P26" style:family="paragraph" style:parent-style-name="Standard">
      <style:text-properties fo:language="en" fo:country="US" officeooo:rsid="001354cc" officeooo:paragraph-rsid="00095dd5"/>
    </style:style>
    <style:style style:name="P27" style:family="paragraph" style:parent-style-name="Standard">
      <style:text-properties fo:language="en" fo:country="US" officeooo:rsid="001354cc" officeooo:paragraph-rsid="001354cc"/>
    </style:style>
    <style:style style:name="P28" style:family="paragraph" style:parent-style-name="Standard">
      <style:text-properties fo:language="en" fo:country="US" officeooo:rsid="001354cc" officeooo:paragraph-rsid="000a5853"/>
    </style:style>
    <style:style style:name="P29" style:family="paragraph" style:parent-style-name="Standard">
      <style:text-properties fo:language="en" fo:country="US" officeooo:rsid="001354cc" officeooo:paragraph-rsid="0019f904"/>
    </style:style>
    <style:style style:name="P30" style:family="paragraph" style:parent-style-name="Standard">
      <style:text-properties fo:language="en" fo:country="US" officeooo:rsid="000a5853" officeooo:paragraph-rsid="000a5853"/>
    </style:style>
    <style:style style:name="P31" style:family="paragraph" style:parent-style-name="Standard">
      <style:text-properties fo:language="en" fo:country="US" officeooo:rsid="001410ca" officeooo:paragraph-rsid="000bd90d"/>
    </style:style>
    <style:style style:name="P32" style:family="paragraph" style:parent-style-name="Standard">
      <style:text-properties fo:language="en" fo:country="US" officeooo:rsid="001410ca" officeooo:paragraph-rsid="001410ca"/>
    </style:style>
    <style:style style:name="P33" style:family="paragraph" style:parent-style-name="Standard">
      <style:text-properties fo:language="en" fo:country="US" officeooo:rsid="000bd90d" officeooo:paragraph-rsid="000bd90d"/>
    </style:style>
    <style:style style:name="P34" style:family="paragraph" style:parent-style-name="Standard">
      <style:text-properties fo:language="en" fo:country="US" officeooo:rsid="000bd90d" officeooo:paragraph-rsid="001410ca"/>
    </style:style>
    <style:style style:name="P35" style:family="paragraph" style:parent-style-name="Standard">
      <style:text-properties fo:language="en" fo:country="US" officeooo:rsid="000bd90d" officeooo:paragraph-rsid="00153633"/>
    </style:style>
    <style:style style:name="P36" style:family="paragraph" style:parent-style-name="Standard">
      <style:text-properties fo:language="en" fo:country="US" officeooo:rsid="00153633" officeooo:paragraph-rsid="00153633"/>
    </style:style>
    <style:style style:name="P37" style:family="paragraph" style:parent-style-name="Standard">
      <style:text-properties fo:language="en" fo:country="US" officeooo:rsid="00153633" officeooo:paragraph-rsid="00173548"/>
    </style:style>
    <style:style style:name="P38" style:family="paragraph" style:parent-style-name="Standard">
      <style:text-properties fo:language="en" fo:country="US" officeooo:rsid="00173548" officeooo:paragraph-rsid="00173548"/>
    </style:style>
    <style:style style:name="P39" style:family="paragraph" style:parent-style-name="Standard">
      <style:text-properties fo:language="en" fo:country="US" officeooo:rsid="00173548" officeooo:paragraph-rsid="001d4cda"/>
    </style:style>
    <style:style style:name="P40" style:family="paragraph" style:parent-style-name="Standard">
      <style:text-properties fo:language="en" fo:country="US" officeooo:paragraph-rsid="0018541f"/>
    </style:style>
    <style:style style:name="P41" style:family="paragraph" style:parent-style-name="Standard">
      <style:text-properties fo:language="en" fo:country="US" officeooo:rsid="0018541f" officeooo:paragraph-rsid="0018541f"/>
    </style:style>
    <style:style style:name="P42" style:family="paragraph" style:parent-style-name="Standard">
      <style:text-properties fo:language="en" fo:country="US" officeooo:rsid="0018541f" officeooo:paragraph-rsid="00173548"/>
    </style:style>
    <style:style style:name="P43" style:family="paragraph" style:parent-style-name="Standard">
      <style:text-properties fo:language="en" fo:country="US" officeooo:paragraph-rsid="001960de"/>
    </style:style>
    <style:style style:name="P44" style:family="paragraph" style:parent-style-name="Standard" style:master-page-name="Standard">
      <style:paragraph-properties style:page-number="auto"/>
      <style:text-properties fo:language="en" fo:country="US" fo:font-weight="bold" officeooo:rsid="00066f4d" style:font-weight-asian="bold" style:font-weight-complex="bold"/>
    </style:style>
    <style:style style:name="P45" style:family="paragraph" style:parent-style-name="Standard">
      <style:text-properties fo:language="en" fo:country="US" officeooo:rsid="0006c57b" officeooo:paragraph-rsid="001960de"/>
    </style:style>
    <style:style style:name="P46" style:family="paragraph" style:parent-style-name="Standard">
      <style:text-properties fo:language="en" fo:country="US" officeooo:rsid="001960de" officeooo:paragraph-rsid="001960de"/>
    </style:style>
    <style:style style:name="P47" style:family="paragraph" style:parent-style-name="Standard">
      <style:text-properties fo:language="en" fo:country="US" officeooo:rsid="0010a4ce" officeooo:paragraph-rsid="0019f904"/>
    </style:style>
    <style:style style:name="P48" style:family="paragraph" style:parent-style-name="Standard">
      <style:text-properties fo:language="en" fo:country="US" officeooo:rsid="0016bf59" officeooo:paragraph-rsid="0019f904"/>
    </style:style>
    <style:style style:name="P49" style:family="paragraph" style:parent-style-name="Standard">
      <style:text-properties fo:language="en" fo:country="US" officeooo:rsid="00095dd5" officeooo:paragraph-rsid="00095dd5"/>
    </style:style>
    <style:style style:name="P50" style:family="paragraph" style:parent-style-name="Standard">
      <style:text-properties fo:language="en" fo:country="US" officeooo:rsid="00095dd5" officeooo:paragraph-rsid="001e0be3"/>
    </style:style>
    <style:style style:name="P51" style:family="paragraph" style:parent-style-name="Standard">
      <style:text-properties fo:language="en" fo:country="US" officeooo:rsid="00173548" officeooo:paragraph-rsid="001d4cda"/>
    </style:style>
    <style:style style:name="P52" style:family="paragraph" style:parent-style-name="Standard">
      <style:text-properties fo:language="en" fo:country="US" officeooo:rsid="00173548" officeooo:paragraph-rsid="00173548"/>
    </style:style>
    <style:style style:name="P53" style:family="paragraph" style:parent-style-name="Standard">
      <style:text-properties fo:language="en" fo:country="US" officeooo:rsid="00173548" officeooo:paragraph-rsid="001edced"/>
    </style:style>
    <style:style style:name="P54" style:family="paragraph" style:parent-style-name="Standard">
      <style:text-properties fo:language="en" fo:country="US" officeooo:rsid="00153633" officeooo:paragraph-rsid="001edced"/>
    </style:style>
    <style:style style:name="T1" style:family="text">
      <style:text-properties officeooo:rsid="00066f4d"/>
    </style:style>
    <style:style style:name="T2" style:family="text">
      <style:text-properties officeooo:rsid="0006c574"/>
    </style:style>
    <style:style style:name="T3" style:family="text">
      <style:text-properties officeooo:rsid="0006c57b"/>
    </style:style>
    <style:style style:name="T4" style:family="text">
      <style:text-properties officeooo:rsid="00075fe6"/>
    </style:style>
    <style:style style:name="T5" style:family="text">
      <style:text-properties officeooo:rsid="000a5853"/>
    </style:style>
    <style:style style:name="T6" style:family="text">
      <style:text-properties officeooo:rsid="000bd90d"/>
    </style:style>
    <style:style style:name="T7" style:family="text">
      <style:text-properties officeooo:rsid="000d8314"/>
    </style:style>
    <style:style style:name="T8" style:family="text">
      <style:text-properties officeooo:rsid="000e041e"/>
    </style:style>
    <style:style style:name="T9" style:family="text">
      <style:text-properties officeooo:rsid="000ee22e"/>
    </style:style>
    <style:style style:name="T10" style:family="text">
      <style:text-properties officeooo:rsid="00101f24"/>
    </style:style>
    <style:style style:name="T11" style:family="text">
      <style:text-properties officeooo:rsid="0010a4ce"/>
    </style:style>
    <style:style style:name="T12" style:family="text">
      <style:text-properties officeooo:rsid="0010d061"/>
    </style:style>
    <style:style style:name="T13" style:family="text">
      <style:text-properties officeooo:rsid="0011fdb7"/>
    </style:style>
    <style:style style:name="T14" style:family="text">
      <style:text-properties officeooo:rsid="001354cc"/>
    </style:style>
    <style:style style:name="T15" style:family="text">
      <style:text-properties officeooo:rsid="001410ca"/>
    </style:style>
    <style:style style:name="T16" style:family="text">
      <style:text-properties officeooo:rsid="00153633"/>
    </style:style>
    <style:style style:name="T17" style:family="text">
      <style:text-properties officeooo:rsid="0015f671"/>
    </style:style>
    <style:style style:name="T18" style:family="text">
      <style:text-properties officeooo:rsid="0016bf59"/>
    </style:style>
    <style:style style:name="T19" style:family="text">
      <style:text-properties officeooo:rsid="00173548"/>
    </style:style>
    <style:style style:name="T20" style:family="text">
      <style:text-properties officeooo:rsid="0018541f"/>
    </style:style>
    <style:style style:name="T21" style:family="text">
      <style:text-properties officeooo:rsid="001859ae"/>
    </style:style>
    <style:style style:name="T22" style:family="text">
      <style:text-properties officeooo:rsid="001960de"/>
    </style:style>
    <style:style style:name="T23" style:family="text">
      <style:text-properties officeooo:rsid="0019f904"/>
    </style:style>
    <style:style style:name="T24" style:family="text">
      <style:text-properties officeooo:rsid="001b013b"/>
    </style:style>
    <style:style style:name="T25" style:family="text">
      <style:text-properties officeooo:rsid="001bf305"/>
    </style:style>
    <style:style style:name="T26" style:family="text">
      <style:text-properties officeooo:rsid="001d4cda"/>
    </style:style>
    <style:style style:name="T27" style:family="text">
      <style:text-properties officeooo:rsid="001e0be3"/>
    </style:style>
    <style:style style:name="T28" style:family="text">
      <style:text-properties officeooo:rsid="001edc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udio Signal Processing for Music Applications: <text:span text:style-name="T22">Introduction</text:span></text:p>
      <text:p text:style-name="P23">[text for Intro-DSP.odp]</text:p>
      <text:p text:style-name="P22"/>
      <text:p text:style-name="P24">Welcome everyone <text:span text:style-name="T22">to this </text:span><text:span text:style-name="T19">first </text:span><text:span text:style-name="T22">lecture</text:span><text:span text:style-name="T1"> </text:span><text:span text:style-name="T20">of the Audio Signal Processing for Music Applications course</text:span>!!</text:p>
      <text:p text:style-name="P2"/>
      <text:p text:style-name="P4">1.</text:p>
      <text:p text:style-name="P40"><text:span text:style-name="T1">In this</text:span><text:span text:style-name="T22"> lecture </text:span><text:span text:style-name="T1">I</text:span><text:span text:style-name="T2"> give a</text:span><text:span text:style-name="T17">n</text:span><text:span text:style-name="T2"> </text:span><text:span text:style-name="T1">overview of what we understand for audio signal processing </text:span><text:span text:style-name="T20">and I give</text:span><text:span text:style-name="T17"> </text:span><text:span text:style-name="T27">the</text:span><text:span text:style-name="T17"> broad context to the </text:span><text:span text:style-name="T19">more specific </text:span><text:span text:style-name="T17">topics </text:span><text:span text:style-name="T20">that </text:span><text:span text:style-name="T17">we will cover in the course.</text:span></text:p>
      <text:p text:style-name="P3"/>
      <text:p text:style-name="P4">2.</text:p>
      <text:p text:style-name="P43"><text:span text:style-name="T3">I</text:span><text:span text:style-name="T1"> first define audio </text:span><text:span text:style-name="T2">signal processing and then go over the most common applications </text:span><text:span text:style-name="T3">of interest to music </text:span><text:span text:style-name="T22">that are based on signal processing techniques.</text:span></text:p>
      <text:p text:style-name="P45"/>
      <text:p text:style-name="P43"><text:span text:style-name="T17">Applications </text:span><text:span text:style-name="T9">such as storage, level compression, data compression, enhancement, effects and transformations, synthesis, </text:span><text:span text:style-name="T17">and sound</text:span><text:span text:style-name="T9"> description</text:span><text:span text:style-name="T2">. </text:span></text:p>
      <text:p text:style-name="P5"/>
      <text:p text:style-name="P4">3.</text:p>
      <text:p text:style-name="P1"><text:span text:style-name="T3">We can define audio signal processing as the </text:span><text:span text:style-name="T17">engineering </text:span><text:span text:style-name="T3">field that focuses on the </text:span><text:span text:style-name="T4">computational </text:span><text:span text:style-name="T3">method</text:span><text:span text:style-name="T9">s</text:span><text:span text:style-name="T3"> for intentionally altering sound</text:span><text:span text:style-name="T9">s</text:span><text:span text:style-name="T3">. </text:span></text:p>
      <text:p text:style-name="P7"/>
      <text:p text:style-name="P7">An audio signal processing system takes a sound <text:span text:style-name="T27">as input</text:span>, or a signal relate<text:span text:style-name="T17">d</text:span> to <text:span text:style-name="T22">it</text:span>, and using some control parameters <text:span text:style-name="T9">produces</text:span> <text:span text:style-name="T9">an output</text:span> sound or <text:span text:style-name="T22">other </text:span><text:span text:style-name="T9"><text:s/>type</text:span><text:span text:style-name="T22">s</text:span><text:span text:style-name="T9"> of derived </text:span>signal<text:span text:style-name="T22">s</text:span>.</text:p>
      <text:p text:style-name="P8"/>
      <text:p text:style-name="P6"><text:span text:style-name="T9">Since</text:span>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 </text:p>
      <text:p text:style-name="P41"/>
      <text:p text:style-name="P41">In this course we will focus on digital signals and systems.</text:p>
      <text:p text:style-name="P4"/>
      <text:p text:style-name="P7">4.</text:p>
      <text:p text:style-name="P9">An analog <text:span text:style-name="T9">sound</text:span> is usually electrical; a voltage level represent<text:span text:style-name="T22">ing</text:span> the air pressure waveform of the sound. <text:span text:style-name="T7">Thus it is a continuous function, </text:span><text:span text:style-name="T9">like </text:span><text:span text:style-name="T22">the one shown in</text:span><text:span text:style-name="T9"> this top plot</text:span><text:span text:style-name="T7">.</text:span></text:p>
      <text:p text:style-name="P9"/>
      <text:p text:style-name="P11">A digital representation expresses the pressure waveform as binary numbers, <text:span text:style-name="T7">thus it is a discrete function, </text:span><text:span text:style-name="T9">like </text:span><text:span text:style-name="T22">the one shown in</text:span><text:span text:style-name="T9"> this bottom plot.</text:span></text:p>
      <text:p text:style-name="P10"/>
      <text:p text:style-name="P10"><text:span text:style-name="T7">The digital representation</text:span> permits <text:span text:style-name="T27">the </text:span>us<text:span text:style-name="T27">e of</text:span> microprocessors and computers. Although <text:span text:style-name="T7">the conversion from analog to digital</text:span> can be prone to loss, most modern audio systems use this approach as the techniques of digital signal processing are much more powerful and efficient than <text:span text:style-name="T27">the ones based on </text:span>analog <text:span text:style-name="T27">techniques.</text:span></text:p>
      <text:p text:style-name="P9"/>
      <text:p text:style-name="P12">5.</text:p>
      <text:p text:style-name="P12">One <text:span text:style-name="T27">audio signal processing </text:span>application<text:span text:style-name="T10"> </text:span><text:span text:style-name="T6">i</text:span>s the storage of sounds, <text:span text:style-name="T7">thus the</text:span><text:span text:style-name="T8">ir</text:span><text:span text:style-name="T7"> recording and reproduction.</text:span></text:p>
      <text:p text:style-name="P12"/>
      <text:p text:style-name="P14"><text:span text:style-name="T17">S</text:span>ound waves, <text:span text:style-name="T7">such as spoken voice, environmental sounds or music </text:span><text:span text:style-name="T17">can be </text:span>record<text:span text:style-name="T17">ed</text:span> <text:span text:style-name="T17">as</text:span> electrical or mechanical inscription<text:span text:style-name="T17">s in a media</text:span> and <text:span text:style-name="T17">can </text:span><text:span text:style-name="T20">then</text:span><text:span text:style-name="T17"> be recreated from these inscriptions.</text:span> </text:p>
      <text:p text:style-name="P13"/>
      <text:p text:style-name="P25"><text:span text:style-name="T17">These </text:span><text:span text:style-name="T22">recording and reproduction </text:span><text:span text:style-name="T17">processes</text:span> can be done using analog or digital technologies. <text:span text:style-name="T22">However</text:span><text:span text:style-name="T20"> t</text:span>his is a <text:span text:style-name="T17">topic</text:span> that is not <text:span text:style-name="T17">so</text:span> relevant for our course, <text:span text:style-name="T27">so </text:span>I will not <text:span text:style-name="T22">go </text:span><text:span text:style-name="T27">into it </text:span><text:span text:style-name="T22">any further</text:span>. </text:p>
      <text:p text:style-name="P12"/>
      <text:p text:style-name="P15"><text:soft-page-break/>6.</text:p>
      <text:p text:style-name="P15">Another <text:span text:style-name="T20">common </text:span><text:span text:style-name="T22">audio signal processing </text:span>application is <text:span text:style-name="T10">dynamic </text:span>level compression.</text:p>
      <text:p text:style-name="P15"/>
      <text:p text:style-name="P15"><text:span text:style-name="T10">This</text:span> is a process that reduces the dynamic range of an audio signal, that is, <text:span text:style-name="T17">it </text:span>narrows the difference between high and low audio levels or <text:span text:style-name="T22">amplitudes</text:span>, <text:span text:style-name="T10">like </text:span><text:span text:style-name="T17">it </text:span><text:span text:style-name="T10">can be seen in these plots.</text:span></text:p>
      <text:p text:style-name="P15"><text:span text:style-name="T10"/></text:p>
      <text:p text:style-name="P50"><text:span text:style-name="T27">The top plot the a representation of a sound, after a level compression we obtain another sound in which the amplitude level differences are reduced.</text:span></text:p>
      <text:p text:style-name="P15"/>
      <text:p text:style-name="P15"><text:span text:style-name="T17">Level c</text:span>ompression is commonly used during sound recording, live sound reinforcement, and broadcasting.</text:p>
      <text:p text:style-name="P15"/>
      <text:p text:style-name="P46">Again this is a topic that we will <text:span text:style-name="T27">emphasize</text:span> in this course.</text:p>
      <text:p text:style-name="P15"/>
      <text:p text:style-name="P15">7.</text:p>
      <text:p text:style-name="P15">Another <text:span text:style-name="T17">signal processing </text:span>application is data compression, <text:span text:style-name="T10">or </text:span><text:span text:style-name="T13">also called </text:span><text:span text:style-name="T10">audio coding.</text:span></text:p>
      <text:p text:style-name="P15"/>
      <text:p text:style-name="P15"><text:span text:style-name="T11">The goal </text:span><text:span text:style-name="T17">here </text:span><text:span text:style-name="T11">is </text:span>to reduce the bandwidth requirement of digital audio streams and the storage size of audio files. </text:p>
      <text:p text:style-name="P15"/>
      <text:p text:style-name="P15"><text:span text:style-name="T13">There are two types of compression techniques, the ones </text:span><text:span text:style-name="T14">called</text:span><text:span text:style-name="T13"> lossless, </text:span><text:span text:style-name="T14">which</text:span><text:span text:style-name="T13"> do not lose any information, and the ones </text:span><text:span text:style-name="T14">called</text:span><text:span text:style-name="T13"> </text:span>lossy, <text:span text:style-name="T13">in which some information is lost, but hopefully </text:span><text:span text:style-name="T14">th</text:span><text:span text:style-name="T17">is information</text:span><text:span text:style-name="T14"> lost</text:span><text:span text:style-name="T13"> is not perceptual</text:span><text:span text:style-name="T14">ly relevant. </text:span><text:s/></text:p>
      <text:p text:style-name="P15"/>
      <text:p text:style-name="P21"><text:span text:style-name="T11">For example, the .wav </text:span><text:span text:style-name="T17">file </text:span><text:span text:style-name="T11">format is </text:span><text:span text:style-name="T17">based on </text:span><text:span text:style-name="T11">a non compress</text:span><text:span text:style-name="T12">ed</text:span><text:span text:style-name="T11"> representation of a digital sound and the .mp3 format is </text:span><text:span text:style-name="T12">a compressed representation </text:span><text:span text:style-name="T17">that can be obtained from a .wav file </text:span><text:span text:style-name="T11">usi</text:span><text:span text:style-name="T12">n</text:span><text:span text:style-name="T11">g a </text:span><text:span text:style-name="T12">perceptual based </text:span><text:span text:style-name="T11">lossy technique. </text:span></text:p>
      <text:p text:style-name="P47"/>
      <text:p text:style-name="P21"><text:span text:style-name="T23">In this course w</text:span><text:span text:style-name="T18">e will </text:span><text:span text:style-name="T27">discuss</text:span><text:span text:style-name="T18"> this application, </text:span><text:span text:style-name="T23">but a number of the basic techniques that we will cover are </text:span><text:span text:style-name="T27">very much </text:span><text:span text:style-name="T23">behind audio compression systems</text:span><text:span text:style-name="T18">.</text:span></text:p>
      <text:p text:style-name="P15"/>
      <text:p text:style-name="P15">8.</text:p>
      <text:p text:style-name="P15">Another <text:span text:style-name="T6">set of </text:span>application<text:span text:style-name="T6">s relate to</text:span> sound enhancement, <text:span text:style-name="T14">which </text:span><text:span text:style-name="T17">is a process that </text:span><text:span text:style-name="T14">aim</text:span><text:span text:style-name="T17">s</text:span><text:span text:style-name="T14"> to improve the quality of a sound.</text:span></text:p>
      <text:p text:style-name="P26"/>
      <text:p text:style-name="P29">Such <text:span text:style-name="T18">quality </text:span>improvements <text:span text:style-name="T17">can</text:span> be done by filtering, equalizing, canceling the noise background, or removing echo or reverberation. </text:p>
      <text:p text:style-name="P48"/>
      <text:p text:style-name="P29"><text:span text:style-name="T18">Again this is a topic that we will not </text:span><text:span text:style-name="T23">directly </text:span><text:span text:style-name="T18">cover </text:span><text:span text:style-name="T23">but that uses a number of the basic methods that we will describe.</text:span></text:p>
      <text:p text:style-name="P15"/>
      <text:p text:style-name="P30">9.</text:p>
      <text:p text:style-name="P16"><text:span text:style-name="T5">Another set of applications </text:span><text:span text:style-name="T18">relate to performing</text:span><text:span text:style-name="T5"> sound transformations, </text:span><text:span text:style-name="T24">applications used in post-production and in</text:span><text:span text:style-name="T14"> </text:span><text:span text:style-name="T27">other </text:span><text:span text:style-name="T14">more creative usages.</text:span></text:p>
      <text:p text:style-name="P30"/>
      <text:p text:style-name="P16"><text:span text:style-name="T18">We can</text:span><text:span text:style-name="T14"> </text:span><text:span text:style-name="T24">use </text:span><text:span text:style-name="T14">filtering techniques to add e</text:span><text:span text:style-name="T5">cho </text:span><text:span text:style-name="T14">or </text:span><text:span text:style-name="T18">r</text:span><text:span text:style-name="T5">everb</text:span><text:span text:style-name="T24">eration</text:span><text:span text:style-name="T5"> </text:span><text:span text:style-name="T18">to a sound, </text:span><text:span text:style-name="T14">but there are many </text:span><text:span text:style-name="T18"><text:s/>sophisticated </text:span><text:span text:style-name="T14">techniques with which we can change most of the characteristics of a </text:span><text:span text:style-name="T24">recorded </text:span><text:span text:style-name="T14">sound, </text:span><text:span text:style-name="T18">making it completely different</text:span><text:span text:style-name="T14">.</text:span></text:p>
      <text:p text:style-name="P28"/>
      <text:p text:style-name="P18"><text:span text:style-name="T14">We can use time domain </text:span><text:span text:style-name="T18">techniques</text:span><text:span text:style-name="T14"> to create unusual sounds, </text:span><text:span text:style-name="T18">using methods such as</text:span><text:span text:style-name="T14"> f</text:span><text:span text:style-name="T5">langer</text:span><text:span text:style-name="T18">s</text:span><text:span text:style-name="T5">, </text:span><text:span text:style-name="T14">p</text:span><text:span text:style-name="T5">haser</text:span><text:span text:style-name="T18">s</text:span><text:span text:style-name="T5">, </text:span><text:span text:style-name="T14">and c</text:span><text:span text:style-name="T5">horus. </text:span><text:span text:style-name="T14">We can change the pitch of a sound or modify the speed of an audio signal without affecting its pitch. We can morph the sound with another. We can perform 3D audio effects </text:span><text:soft-page-break/><text:span text:style-name="T14">with which we can place sounds outside the stereo basis. </text:span><text:span text:style-name="T18">The possibilities are huge.</text:span></text:p>
      <text:p text:style-name="P27"/>
      <text:p text:style-name="P27">In this course <text:span text:style-name="T24">we </text:span>will <text:span text:style-name="T24">target quite a few of these applications.</text:span></text:p>
      <text:p text:style-name="P30"/>
      <text:p text:style-name="P30">10.</text:p>
      <text:p text:style-name="P17"><text:span text:style-name="T24">One of the traditional uses of signal processing is related t</text:span><text:span text:style-name="T6">o</text:span><text:span text:style-name="T5"> sound </text:span><text:span text:style-name="T6">synthesis,</text:span><text:span text:style-name="T5"> </text:span><text:span text:style-name="T15">thus with the aim to </text:span><text:span text:style-name="T18">generate </text:span><text:span text:style-name="T15">sounds, either </text:span><text:span text:style-name="T24">by </text:span><text:span text:style-name="T15">imitating </text:span><text:span text:style-name="T18">existing sounds</text:span><text:span text:style-name="T15"> or </text:span><text:span text:style-name="T24">for </text:span><text:span text:style-name="T15">creat</text:span><text:span text:style-name="T18">ing</text:span><text:span text:style-name="T15"> new timbres.</text:span></text:p>
      <text:p text:style-name="P31"/>
      <text:p text:style-name="P32"><text:span text:style-name="T18">M</text:span>any techniques have been developed <text:span text:style-name="T18">for this purpose.</text:span> Among the most common ones we can mention Additive synthesis, Subtractive synthesis, Granular synthesis, Physical modeling,</text:p>
      <text:p text:style-name="P32">Frequency Modulation, and Waveshaping.</text:p>
      <text:p text:style-name="P32"/>
      <text:p text:style-name="P32"><text:span text:style-name="T24">We </text:span>will not focus on <text:span text:style-name="T24">sound </text:span>synthesis but <text:span text:style-name="T18">we will need to</text:span> understand and use some of these techniques, specially additive synthesis and subtractive synthesis.</text:p>
      <text:p text:style-name="P17"/>
      <text:p text:style-name="P33">11.</text:p>
      <text:p text:style-name="P17"><text:span text:style-name="T15">T</text:span><text:span text:style-name="T6">he last group of applications </text:span><text:span text:style-name="T24">that </text:span><text:span text:style-name="T6">I will mention </text:span><text:span text:style-name="T24">in this lecture </text:span><text:span text:style-name="T6">are related to sound description; </text:span><text:span text:style-name="T24">to </text:span><text:span text:style-name="T15">techniques that aim to analyze a sound signal with the goal to describe </text:span><text:span text:style-name="T18">and model </text:span><text:span text:style-name="T15">meaningful characteristics of the sound.</text:span></text:p>
      <text:p text:style-name="P33"/>
      <text:p text:style-name="P19"><text:span text:style-name="T15">This is a field that has expanded enormously in the last few year</text:span><text:span text:style-name="T16">s</text:span><text:span text:style-name="T15"> and </text:span><text:span text:style-name="T16">that </text:span><text:span text:style-name="T18">is very relevant</text:span><text:span text:style-name="T15"> </text:span><text:span text:style-name="T16">in sound and music</text:span><text:span text:style-name="T15"> </text:span><text:span text:style-name="T18">search and </text:span><text:span text:style-name="T15">retrieval </text:span><text:span text:style-name="T18">applications</text:span><text:span text:style-name="T15">.</text:span></text:p>
      <text:p text:style-name="P32"/>
      <text:p text:style-name="P19"><text:span text:style-name="T16">We can talk about l</text:span><text:span text:style-name="T6">ow-level </text:span><text:span text:style-name="T16">audio features </text:span><text:span text:style-name="T18">that can be extracted from a sound using signal processing techniques</text:span><text:span text:style-name="T16">, </text:span><text:span text:style-name="T18">related to sound</text:span><text:span text:style-name="T16"> characteristics like</text:span><text:span text:style-name="T6"> loudness, timbre </text:span><text:span text:style-name="T16">and </text:span><text:span text:style-name="T6">pitch.</text:span></text:p>
      <text:p text:style-name="P34"/>
      <text:p text:style-name="P20"><text:span text:style-name="T16">We </text:span><text:span text:style-name="T18">can also extract more musically relevant features related to musical concepts like</text:span><text:span text:style-name="T6"> rhythm, harmony </text:span><text:span text:style-name="T16">and </text:span><text:span text:style-name="T6">melody. </text:span><text:span text:style-name="T18">We normally refer to this type of features as mid-level. </text:span><text:span text:style-name="T24">The identification of the key of a piece of music, as shown in this diagram, would fall into this description level.</text:span></text:p>
      <text:p text:style-name="P35"/>
      <text:p text:style-name="P20"><text:span text:style-name="T18">Following this progression </text:span><text:span text:style-name="T16">we can also talk about h</text:span><text:span text:style-name="T6">igh-level </text:span><text:span text:style-name="T16">characteristics of a music signal in order to refer to aspects like</text:span><text:span text:style-name="T6"> genre, emotions, </text:span><text:span text:style-name="T16">or about the music </text:span><text:span text:style-name="T6">similarity </text:span><text:span text:style-name="T16">between two signals. </text:span><text:span text:style-name="T18">This </text:span><text:span text:style-name="T24">type of tasks </text:span><text:span text:style-name="T18">normally cannot be accomplished with just signal processing techniques, we need to incorporate methodologies coming from fields such as machine learning or semantic analysis.</text:span></text:p>
      <text:p text:style-name="P36"/>
      <text:p text:style-name="P36"><text:span text:style-name="T24">The automatic description </text:span><text:span text:style-name="T26">of </text:span>sound<text:span text:style-name="T26">s</text:span> <text:span text:style-name="T24">will</text:span> be an important <text:span text:style-name="T24">application</text:span> for this course. We will not be able to go <text:span text:style-name="T19">over</text:span> <text:span text:style-name="T25">the extraction of </text:span>mid and high level features of a signal, but <text:span text:style-name="T19">the discussions that we will have on</text:span> the analysis of low level features are <text:span text:style-name="T25">at the basis of the</text:span> general topic of sound and music description.</text:p>
      <text:p text:style-name="P36"/>
      <text:p text:style-name="P36">12.</text:p>
      <text:p text:style-name="P36">I want to finish by mentioning that all the material<text:span text:style-name="T26">s </text:span>I will use and produce in this <text:span text:style-name="T27">course</text:span> <text:span text:style-name="T26">are</text:span> available under open licenses. </text:p>
      <text:p text:style-name="P36"/>
      <text:p text:style-name="P37"><text:span text:style-name="T26">For example. </text:span><text:span text:style-name="T19">Most of the text references </text:span><text:span text:style-name="T20">I used</text:span><text:span text:style-name="T19"> </text:span><text:span text:style-name="T26">in this lecture </text:span><text:span text:style-name="T19">come from Wikipedia. </text:span><text:span text:style-name="T26">and t</text:span><text:span text:style-name="T19">he images that I </text:span><text:span text:style-name="T20">have </text:span><text:span text:style-name="T19">not generate</text:span><text:span text:style-name="T26">d</text:span><text:span text:style-name="T19"> myself c</text:span><text:span text:style-name="T26">a</text:span><text:span text:style-name="T19">me from </text:span><text:span text:style-name="T27">Wikimedia</text:span><text:span text:style-name="T19">. All the sounds will </text:span><text:span text:style-name="T26">always </text:span><text:span text:style-name="T19">come from </text:span><text:span text:style-name="T27">Freesound.org</text:span><text:span text:style-name="T19">, </text:span><text:span text:style-name="T26">a website </text:span><text:span text:style-name="T27">that was developed and is </text:span><text:span text:style-name="T26">maintained by my research group.</text:span><text:span text:style-name="T19"> </text:span></text:p>
      <text:p text:style-name="P38"/>
      <text:p text:style-name="P38">I will be using some free software applications <text:span text:style-name="T20">to show examples</text:span>, like Audacity in today's class.</text:p>
      <text:p text:style-name="P38"/>
      <text:p text:style-name="P38">All the slides, texts, videos, sounds, etc. that I have created <text:span text:style-name="T26">myself </text:span>for the course are released under a Creative Commons license, the Attribution-Noncommercial-Share Alike license.</text:p>
      <text:p text:style-name="P42"><text:soft-page-break/></text:p>
      <text:p text:style-name="P39">All the software that will be used for the <text:span text:style-name="T26">examples and assignments</text:span>, are based in Python and <text:s/>released under Affero GPL license.</text:p>
      <text:p text:style-name="P39"><text:span text:style-name="T26"/></text:p>
      <text:p text:style-name="P39"><text:span text:style-name="T26">The slides and software</text:span><text:span text:style-name="T20"> is available from https://github.com/MTG/sms-tools <text:s/></text:span></text:p>
      <text:p text:style-name="P38"/>
      <text:p text:style-name="P41">---------------</text:p>
      <text:p text:style-name="P33"/>
      <text:p text:style-name="P54">This is all for this <text:span text:style-name="T19">first </text:span><text:span text:style-name="T28">lecture</text:span>. We <text:span text:style-name="T19">have done a quick overview of the field of audio signal processing, </text:span><text:span text:style-name="T21">too bad that we will not be able to cover everything. </text:span></text:p>
      <text:p text:style-name="P54"><text:span text:style-name="T21"/></text:p>
      <text:p text:style-name="P54"><text:span text:style-name="T21">From now on we will focus on several core signal processings methodologies</text:span><text:span text:style-name="T19"> and </text:span><text:span text:style-name="T21">we will exemplify them</text:span><text:span text:style-name="T19"> </text:span><text:span text:style-name="T21">within a few music application areas</text:span><text:span text:style-name="T19">.</text:span> </text:p>
      <text:p text:style-name="P37"/>
      <text:p text:style-name="P53"><text:span text:style-name="T21">I hope I have been able to interest you in following the course. </text:span></text:p>
      <text:p text:style-name="P53"><text:span text:style-name="T21"/></text:p>
      <text:p text:style-name="P53">Thanks for you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16T22:21:44</dc:date>
    <dc:creator>xavier serra</dc:creator>
    <meta:editing-duration>PT3H55M45S</meta:editing-duration>
    <meta:editing-cycles>13</meta:editing-cycles>
    <meta:generator>LibreOffice/4.0.6.2$MacOSX_x86 LibreOffice_project/2e2573268451a50806fcd60ae2d9fe01dd0ce24</meta:generator>
    <meta:document-statistic meta:table-count="0" meta:image-count="0" meta:object-count="0" meta:page-count="4" meta:paragraph-count="66" meta:word-count="1374" meta:character-count="8439" meta:non-whitespace-character-count="7111"/>
  </office:meta>
</office:document-meta>
</file>